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40000006FDD78A99758373C5A.png" manifest:media-type="image/png"/>
  <manifest:file-entry manifest:full-path="Pictures/10000901000015F000000B77E0595263AC1DDC4E.svg" manifest:media-type="image/svg+xml"/>
  <manifest:file-entry manifest:full-path="Pictures/10000201000000A3000001650C874EEC22669838.png" manifest:media-type="image/png"/>
  <manifest:file-entry manifest:full-path="Pictures/10000201000001B90000012129A21AB8D52CC5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3cm"/>
    </style:style>
    <style:style style:name="gr3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29cm"/>
    </style:style>
    <style:style style:name="gr4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3cm"/>
    </style:style>
    <style:style style:name="gr5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29cm"/>
    </style:style>
    <style:style style:name="gr6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31cm"/>
    </style:style>
    <style:style style:name="gr7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2a41f"/>
      <style:paragraph-properties fo:text-align="center"/>
      <style:text-properties fo:font-size="2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8dc75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d2a41f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f8dc75"/>
      <style:paragraph-properties fo:text-align="center"/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solid" draw:fill-color="#f8dc75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8cm" svg:height="1.644cm" svg:x="7.1cm" svg:y="8.803cm">
          <draw:image xlink:href="Pictures/10000201000001B90000012129A21AB8D52CC57F.png" xlink:type="simple" xlink:show="embed" xlink:actuate="onLoad">
            <text:p/>
          </draw:image>
        </draw:frame>
        <draw:frame draw:style-name="gr1" draw:text-style-name="P1" draw:layer="layout" svg:width="1.594cm" svg:height="3.493cm" draw:transform="skewX (-0.000349065850398866) rotate (0.00610865238198015) translate (14.084cm 6.91cm)">
          <draw:image xlink:href="Pictures/10000201000000A3000001650C874EEC22669838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1.029cm" svg:height="1.422cm" svg:x="6.9cm" svg:y="10.60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3" draw:text-style-name="P2" draw:layer="layout" svg:width="1.028cm" svg:height="1.422cm" svg:x="6.986cm" svg:y="10.692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" draw:text-style-name="P2" draw:layer="layout" svg:width="1.029cm" svg:height="1.422cm" svg:x="7.071cm" svg:y="10.781cm">
              <text:p text:style-name="P3"><text:span text:style-name="T1">CA</text:span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</draw:g>
        <draw:custom-shape draw:style-name="gr5" draw:text-style-name="P4" draw:layer="layout" svg:width="1.028cm" svg:height="1.422cm" svg:x="8.7cm" svg:y="10.60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8.785cm" svg:y="10.69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1.028cm" svg:height="1.422cm" svg:x="8.872cm" svg:y="10.781cm">
          <text:p text:style-name="P3"><text:span text:style-name="T2">f(x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1.2cm" svg:height="0.627cm" draw:transform="rotate (-1.56730566829091) translate (12.727cm 11.003cm)">
          <draw:image xlink:href="Pictures/10000901000015F000000B77E0595263AC1DDC4E.svg" xlink:type="simple" xlink:show="embed" xlink:actuate="onLoad">
            <text:p/>
          </draw:image>
          <draw:image xlink:href="Pictures/10000201000000D40000006FDD78A99758373C5A.png" xlink:type="simple" xlink:show="embed" xlink:actuate="onLoad"/>
        </draw:frame>
        <draw:custom-shape draw:style-name="gr4" draw:text-style-name="P5" draw:layer="layout" svg:width="1.029cm" svg:height="1.422cm" svg:x="13.5cm" svg:y="10.781cm">
          <text:p text:style-name="P3"><text:span text:style-name="T1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5.1cm" svg:y="10.7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5.185cm" svg:y="10.80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5.272cm" svg:y="10.892cm">
          <text:p text:style-name="P3"><text:span text:style-name="T3">f</text:span><text:span text:style-name="T4">s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8.701cm" svg:y="10.60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8.786cm" svg:y="10.69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1.028cm" svg:height="1.422cm" svg:x="8.873cm" svg:y="10.782cm">
          <text:p text:style-name="P3"><text:span text:style-name="T3">f</text:span><text:span text:style-name="T4">c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4:25:09.945393011</meta:creation-date>
    <dc:date>2018-03-23T14:26:14.343573838</dc:date>
    <meta:editing-duration>PT1M4S</meta:editing-duration>
    <meta:editing-cycles>1</meta:editing-cycles>
    <meta:document-statistic meta:object-count="18"/>
    <meta:generator>LibreOffice/5.1.6.2$Linux_X86_64 LibreOffice_project/10m0$Build-2</meta:generator>
  </office:meta>
</office:document-meta>
</file>